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2-28_14-00-4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2-28_15-22-33_000.jpg</text:p>
          </table:table-cell>
          <table:table-cell table:style-name="ce26" office:value-type="string">
            <text:p>:m #*# RES / free# S87DP9 記事読み / id=JWJC(browser=yan) / media=ei / theme=パレスチナ：植民者による襲撃,content=~,w=Huwwara;Evyatar;Yitzhar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2-28_16-50-27_000.jpg</text:p>
          </table:table-cell>
          <table:table-cell table:style-name="ce26" office:value-type="string">
            <text:p>:m RES #*# / free# JVEMV6 57#_5:1 / JVEMV6.programming:57.5:random-id-manager / topics=sketch:necessary-files,w=~,s=~,i=~,doc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RES #*# / free# JVEMV6 57#_5:1 / JVEMV6.programming:57.5:random-id-manager / topics=sketch:necessary-files,w=~,s=~,i=~,doc=~,other=~">
            <text:p>:m RES #*# / free# JVEMV6 57#_5:1 / JVEMV6.programming:57.5:random-id-manager / topics=sketch:necessary-files,w=~,s=~,i=~,doc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2-28_16-51-57_000.jpg</text:p>
          </table:table-cell>
          <table:table-cell table:style-name="ce26" office:value-type="string">
            <text:p>:m #*# RES / free / res-id=7ZEN / theme=アルゴリズム解析 / genre=~,content=~,w=実行時間解析；線型探索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free / res-id=7ZEN / theme=アルゴリズム解析 / genre=~,content=~,w=実行時間解析；線型探索 / session-number=~ / doc=~,other=~">
            <text:p>:m #*# RES / free / res-id=7ZEN / theme=アルゴリズム解析 / genre=~,content=~,w=実行時間解析；線型探索 / session-number=~ / doc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2-28_18-03-56_000.jpg</text:p>
          </table:table-cell>
          <table:table-cell table:style-name="ce26" office:value-type="string">
            <text:p>:m #*# RES / JVEMV6 64#244_nakata_logic / 『イスラームのロジック』 著者=中田考,校注=~ / p.184 / w=ヤスリブ；ハディージャ,topic=イスラム神学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244_nakata_logic / 『イスラームのロジック』 著者=中田考,校注=~ / p.184 / w=ヤスリブ；ハディージャ,topic=イスラム神学,publisher=~,other=">
            <text:p>:m #*# RES / JVEMV6 64#244_nakata_logic / 『イスラームのロジック』 著者=中田考,校注=~ / p.184 / w=ヤスリブ；ハディージャ,topic=イスラム神学,publisher=~,other=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2-28_18-27-03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2-28_18-29-27_000.mp4</text:p>
          </table:table-cell>
          <table:table-cell table:style-name="ce26" office:value-type="string">
            <text:p>:VIDEO / @自室 / 記録 / jap.flute / 演奏、play / R=2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2 / genre=melody,session=hour-18,memo=~,file-piece-id=~,memo=~,other=~">
            <text:p>:VIDEO / @自室 / 記録 / jap.flute / 演奏、play / R=2 / genre=melody,session=hour-18,memo=~,file-piece-id=~,memo=~,other=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2-28_21-22-5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3-01_03-45-35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3-01_03-55-57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寝た時刻 / 2023">
            <text:p>:m :PHOTO 寝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3-01_10-55-0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3-01_13-31-37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53 / w=観瀑亭[かんばくてい；広芝御茶屋；,topic=,publisher=~,other=map+:皇居＋赤坂離宮；timeline+:烈震～戒厳令裁可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18_chosenjin_gyakusatsu / 『関東大震災　「朝鮮人虐殺の真実」』 著者=工藤美代子,校注=~,出版社=産経新聞出版 / p.153 / w=観瀑亭[かんばくてい；広芝御茶屋；,topic=,publisher=~,other=map+:皇居＋赤坂離宮；timeline+:烈震～戒厳令裁可">
            <text:p>:m #*# RES / JVEMV6 64#218_chosenjin_gyakusatsu / 『関東大震災　「朝鮮人虐殺の真実」』 著者=工藤美代子,校注=~,出版社=産経新聞出版 / p.153 / w=観瀑亭[かんばくてい；広芝御茶屋；,topic=,publisher=~,other=map+:皇居＋赤坂離宮；timeline+:烈震～戒厳令裁可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3-01_13-53-4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1">2023/03/01</text:date>, <text:time>15:2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1T15:29:38.66</dc:date>
    <dc:creator>iwabuchi ken</dc:creator>
    <meta:editing-duration>P54DT7H26M11S</meta:editing-duration>
    <meta:editing-cycles>17540</meta:editing-cycles>
    <meta:document-statistic meta:table-count="2" meta:cell-count="922" meta:object-count="0"/>
    <meta:user-defined meta:name="qrichtext">1</meta:user-defined>
  </office:meta>
</office:document-meta>
</file>